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4.084cm" svg:height="9.013cm" svg:x="0cm" svg:y="38.88cm">
            <draw:object draw:notify-on-update-of-ranges="Feuille1.C39:Feuille1.C40 Feuille1.I37:Feuille1.I37 Feuille1.I39:Feuille1.I40 Feuille1.C39:Feuille1.C40 Feuille1.J37:Feuille1.J37 Feuille1.J39:Feuille1.J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084cm" svg:height="9.013cm" svg:x="0cm" svg:y="29.113cm">
            <draw:object draw:notify-on-update-of-ranges="Feuille1.C45:Feuille1.C47 Feuille1.I37:Feuille1.I37 Feuille1.I45:Feuille1.I47 Feuille1.C45:Feuille1.C47 Feuille1.J37:Feuille1.J37 Feuille1.J45:Feuille1.J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084cm" svg:height="9.013cm" svg:x="0cm" svg:y="49.278cm">
            <draw:object draw:notify-on-update-of-ranges="Feuille1.C41:Feuille1.C44 Feuille1.I37:Feuille1.I37 Feuille1.I41:Feuille1.I44 Feuille1.C41:Feuille1.C44 Feuille1.J37:Feuille1.J37 Feuille1.J41:Feuille1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893cm" svg:height="9.014cm" svg:x="15.313cm" svg:y="29.012cm">
            <draw:object draw:notify-on-update-of-ranges="Feuille1.B53:Feuille1.B56 Feuille1.I51:Feuille1.I51 Feuille1.I53:Feuille1.I56 Feuille1.B53:Feuille1.B56 Feuille1.J51:Feuille1.J51 Feuille1.J53:Feuille1.J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4.893cm" svg:height="9.014cm" svg:x="15.341cm" svg:y="39.174cm">
            <draw:object draw:notify-on-update-of-ranges="Feuille1.B57:Feuille1.B59 Feuille1.I51:Feuille1.I51 Feuille1.I57:Feuille1.I59 Feuille1.B57:Feuille1.B59 Feuille1.J51:Feuille1.J51 Feuille1.J57:Feuille1.J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4.893cm" svg:height="9.014cm" svg:x="15.603cm" svg:y="49.313cm">
            <draw:object draw:notify-on-update-of-ranges="Feuille1.B60:Feuille1.B61 Feuille1.I51:Feuille1.I51 Feuille1.I60:Feuille1.I61 Feuille1.B60:Feuille1.B61 Feuille1.J51:Feuille1.J51 Feuille1.J60:Feuille1.J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esures brutes</text:p>
          </table:table-cell>
          <table:covered-table-cell table:number-columns-repeated="9" table:style-name="ce2"/>
          <table:table-cell table:number-columns-repeated="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 table:style-name="ce3" office:value-type="string" calcext:value-type="string">
            <text:p>numero essais</text:p>
          </table:table-cell>
          <table:table-cell table:style-name="ce7" office:value-type="string" calcext:value-type="string">
            <text:p>angle servo</text:p>
          </table:table-cell>
          <table:table-cell table:style-name="ce7" office:value-type="string" calcext:value-type="string">
            <text:p>Vitesse (%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_moy (g)</text:p>
          </table:table-cell>
          <table:table-cell table:style-name="ce7" office:value-type="string" calcext:value-type="string">
            <text:p>a_moy (m/s²)</text:p>
          </table:table-cell>
          <table:table-cell table:style-name="ce7" office:value-type="string" calcext:value-type="string">
            <text:p>R (m)</text:p>
          </table:table-cell>
          <table:table-cell table:style-name="ce9" office:value-type="string" calcext:value-type="string">
            <text:p>V (m/s)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Les vitesses inférieures à 16 % sont irrécupérab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35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.69" calcext:value-type="float">
            <text:p>23,6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E4]/[.D4]" office:value-type="float" office:value="0.253271422541157" calcext:value-type="float">
            <text:p>0,253271422541157</text:p>
          </table:table-cell>
          <table:table-cell table:style-name="ce2"/>
          <table:table-cell table:style-name="ce2" table:formula="of:=[.G4] / 9.81" office:value-type="float" office:value="0" calcext:value-type="float">
            <text:p>0</text:p>
          </table:table-cell>
          <table:table-cell table:style-name="ce2" table:formula="of:=[.H4]/(4*PI()^2 *[.F4]^2)" office:value-type="float" office:value="0" calcext:value-type="float">
            <text:p>0</text:p>
          </table:table-cell>
          <table:table-cell table:formula="of:=2* PI() * [.I4]*[.F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35" office:value-type="float" office:value="35" calcext:value-type="float">
            <text:p>3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.42" calcext:value-type="float">
            <text:p>24,4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E5]/[.D5]" office:value-type="float" office:value="0.409500409500409" calcext:value-type="float">
            <text:p>0,409500409500409</text:p>
          </table:table-cell>
          <table:table-cell table:style-name="ce2" office:value-type="float" office:value="0.542276654426766" calcext:value-type="float">
            <text:p>0,542276654426766</text:p>
          </table:table-cell>
          <table:table-cell table:style-name="ce2" table:formula="of:=[.G5] / 9.81" office:value-type="float" office:value="0.0552779464247468" calcext:value-type="float">
            <text:p>0,055277946424747</text:p>
          </table:table-cell>
          <table:table-cell table:style-name="ce2" table:formula="of:=[.H5]/(4*PI()^2 *[.F5]^2)" office:value-type="float" office:value="0.00834994246747315" calcext:value-type="float">
            <text:p>0,008349942467473</text:p>
          </table:table-cell>
          <table:table-cell table:formula="of:=2* PI() * [.I5]*[.F5]" office:value-type="float" office:value="0.0214841260554554" calcext:value-type="float">
            <text:p>0,0214841260554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35" office:value-type="float" office:value="35" calcext:value-type="float">
            <text:p>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52" calcext:value-type="float">
            <text:p>25,5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E6]/[.D6]" office:value-type="float" office:value="0.431034482758621" calcext:value-type="float">
            <text:p>0,431034482758621</text:p>
          </table:table-cell>
          <table:table-cell table:style-name="ce2" office:value-type="float" office:value="0.640043950456327" calcext:value-type="float">
            <text:p>0,640043950456327</text:p>
          </table:table-cell>
          <table:table-cell table:style-name="ce2" table:formula="of:=[.G6] / 9.81" office:value-type="float" office:value="0.0652440316469243" calcext:value-type="float">
            <text:p>0,065244031646924</text:p>
          </table:table-cell>
          <table:table-cell table:style-name="ce2" table:formula="of:=[.H6]/(4*PI()^2 *[.F6]^2)" office:value-type="float" office:value="0.00889522674023401" calcext:value-type="float">
            <text:p>0,008895226740234</text:p>
          </table:table-cell>
          <table:table-cell table:formula="of:=2* PI() * [.I6]*[.F6]" office:value-type="float" office:value="0.0240906715337368" calcext:value-type="float">
            <text:p>0,0240906715337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35" office:value-type="float" office:value="35" calcext:value-type="float">
            <text:p>3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7]/[.D7]" office:value-type="float" office:value="0.08" calcext:value-type="float">
            <text:p>0,08</text:p>
          </table:table-cell>
          <table:table-cell table:style-name="ce2"/>
          <table:table-cell table:style-name="ce2" table:formula="of:=[.G7] / 9.81" office:value-type="float" office:value="0" calcext:value-type="float">
            <text:p>0</text:p>
          </table:table-cell>
          <table:table-cell table:style-name="ce2" table:formula="of:=[.H7]/(4*PI()^2 *[.F7]^2)" office:value-type="float" office:value="0" calcext:value-type="float">
            <text:p>0</text:p>
          </table:table-cell>
          <table:table-cell table:formula="of:=2* PI() * [.I7]*[.F7]" office:value-type="float" office:value="0" calcext:value-type="float">
            <text:p>0</text:p>
          </table:table-cell>
          <table:table-cell office:value-type="string" calcext:value-type="string">
            <text:p>Pas viable : vitesse trop faib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30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.65" calcext:value-type="float">
            <text:p>20,6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E8]/[.D8]" office:value-type="float" office:value="0.242130750605327" calcext:value-type="float">
            <text:p>0,242130750605327</text:p>
          </table:table-cell>
          <table:table-cell table:style-name="ce2"/>
          <table:table-cell table:style-name="ce2" table:formula="of:=[.G8] / 9.81" office:value-type="float" office:value="0" calcext:value-type="float">
            <text:p>0</text:p>
          </table:table-cell>
          <table:table-cell table:style-name="ce2" table:formula="of:=[.H8]/(4*PI()^2 *[.F8]^2)" office:value-type="float" office:value="0" calcext:value-type="float">
            <text:p>0</text:p>
          </table:table-cell>
          <table:table-cell table:formula="of:=2* PI() * [.I8]*[.F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30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.41" calcext:value-type="float">
            <text:p>25,4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E9]/[.D9]" office:value-type="float" office:value="0.393545848091303" calcext:value-type="float">
            <text:p>0,393545848091303</text:p>
          </table:table-cell>
          <table:table-cell table:style-name="ce2" office:value-type="float" office:value="0.449663278542868" calcext:value-type="float">
            <text:p>0,449663278542868</text:p>
          </table:table-cell>
          <table:table-cell table:style-name="ce2" table:formula="of:=[.G9] / 9.81" office:value-type="float" office:value="0.0458372353254707" calcext:value-type="float">
            <text:p>0,045837235325471</text:p>
          </table:table-cell>
          <table:table-cell table:style-name="ce2" table:formula="of:=[.H9]/(4*PI()^2 *[.F9]^2)" office:value-type="float" office:value="0.00749666335121369" calcext:value-type="float">
            <text:p>0,007496663351214</text:p>
          </table:table-cell>
          <table:table-cell table:formula="of:=2* PI() * [.I9]*[.F9]" office:value-type="float" office:value="0.0185371605750561" calcext:value-type="float">
            <text:p>0,01853716057505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30" office:value-type="float" office:value="30" calcext:value-type="float">
            <text:p>30</text:p>
          </table:table-cell>
          <table:table-cell table:style-name="ce2" office:value-type="float" office:value="16.5" calcext:value-type="float">
            <text:p>16,5</text:p>
          </table:table-cell>
          <table:table-cell table:style-name="ce2" office:value-type="float" office:value="15.72" calcext:value-type="float">
            <text:p>15,7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E10]/[.D10]" office:value-type="float" office:value="0.254452926208651" calcext:value-type="float">
            <text:p>0,254452926208651</text:p>
          </table:table-cell>
          <table:table-cell table:style-name="ce2" office:value-type="float" office:value="0.126972467060428" calcext:value-type="float">
            <text:p>0,126972467060428</text:p>
          </table:table-cell>
          <table:table-cell table:style-name="ce2" table:formula="of:=[.G10] / 9.81" office:value-type="float" office:value="0.0129431668767001" calcext:value-type="float">
            <text:p>0,0129431668767</text:p>
          </table:table-cell>
          <table:table-cell table:style-name="ce2" table:formula="of:=[.H10]/(4*PI()^2 *[.F10]^2)" office:value-type="float" office:value="0.00506367605959668" calcext:value-type="float">
            <text:p>0,005063676059597</text:p>
          </table:table-cell>
          <table:table-cell table:formula="of:=2* PI() * [.I10]*[.F10]" office:value-type="float" office:value="0.0080956781216221" calcext:value-type="float">
            <text:p>0,008095678121622</text:p>
          </table:table-cell>
          <table:table-cell office:value-type="string" calcext:value-type="string">
            <text:p>Saccadé mais la moyenne a du sen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.84" calcext:value-type="float">
            <text:p>15,8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E11]/[.D11]" office:value-type="float" office:value="0.189393939393939" calcext:value-type="float">
            <text:p>0,189393939393939</text:p>
          </table:table-cell>
          <table:table-cell table:style-name="ce2"/>
          <table:table-cell table:style-name="ce2" table:formula="of:=[.G11] / 9.81" office:value-type="float" office:value="0" calcext:value-type="float">
            <text:p>0</text:p>
          </table:table-cell>
          <table:table-cell table:style-name="ce2" table:formula="of:=[.H11]/(4*PI()^2 *[.F11]^2)" office:value-type="float" office:value="0" calcext:value-type="float">
            <text:p>0</text:p>
          </table:table-cell>
          <table:table-cell table:formula="of:=2* PI() * [.I11]*[.F11]" office:value-type="float" office:value="0" calcext:value-type="float">
            <text:p>0</text:p>
          </table:table-cell>
          <table:table-cell office:value-type="string" calcext:value-type="string">
            <text:p>Saccadé, peut-être la batterie est-elle moins chargé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514" calcext:value-type="float">
            <text:p>17,151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E12]/[.D12]" office:value-type="float" office:value="0.641347062047413" calcext:value-type="float">
            <text:p>0,641347062047413</text:p>
          </table:table-cell>
          <table:table-cell table:style-name="ce2" office:value-type="float" office:value="0.59823511627908" calcext:value-type="float">
            <text:p>0,59823511627908</text:p>
          </table:table-cell>
          <table:table-cell table:style-name="ce2" table:formula="of:=[.G12] / 9.81" office:value-type="float" office:value="0.06098217291326" calcext:value-type="float">
            <text:p>0,06098217291326</text:p>
          </table:table-cell>
          <table:table-cell table:style-name="ce2" table:formula="of:=[.H12]/(4*PI()^2 *[.F12]^2)" office:value-type="float" office:value="0.00375540637446501" calcext:value-type="float">
            <text:p>0,003755406374465</text:p>
          </table:table-cell>
          <table:table-cell table:formula="of:=2* PI() * [.I12]*[.F12]" office:value-type="float" office:value="0.0151331702193289" calcext:value-type="float">
            <text:p>0,0151331702193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.11" calcext:value-type="float">
            <text:p>25,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E13]/[.D13]" office:value-type="float" office:value="0.438072481083234" calcext:value-type="float">
            <text:p>0,438072481083234</text:p>
          </table:table-cell>
          <table:table-cell table:style-name="ce2" office:value-type="float" office:value="0.625470228478176" calcext:value-type="float">
            <text:p>0,625470228478176</text:p>
          </table:table-cell>
          <table:table-cell table:style-name="ce2" table:formula="of:=[.G13] / 9.81" office:value-type="float" office:value="0.0637584330762667" calcext:value-type="float">
            <text:p>0,063758433076267</text:p>
          </table:table-cell>
          <table:table-cell table:style-name="ce2" table:formula="of:=[.H13]/(4*PI()^2 *[.F13]^2)" office:value-type="float" office:value="0.00841561683470045" calcext:value-type="float">
            <text:p>0,0084156168347</text:p>
          </table:table-cell>
          <table:table-cell table:formula="of:=2* PI() * [.I13]*[.F13]" office:value-type="float" office:value="0.0231639060339735" calcext:value-type="float">
            <text:p>0,02316390603397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07" calcext:value-type="float">
            <text:p>25,0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E14]/[.D14]" office:value-type="float" office:value="0.438771439968089" calcext:value-type="float">
            <text:p>0,438771439968089</text:p>
          </table:table-cell>
          <table:table-cell table:style-name="ce2" office:value-type="float" office:value="0.575004493698392" calcext:value-type="float">
            <text:p>0,575004493698392</text:p>
          </table:table-cell>
          <table:table-cell table:style-name="ce2" table:formula="of:=[.G14] / 9.81" office:value-type="float" office:value="0.0586141176043213" calcext:value-type="float">
            <text:p>0,058614117604321</text:p>
          </table:table-cell>
          <table:table-cell table:style-name="ce2" table:formula="of:=[.H14]/(4*PI()^2 *[.F14]^2)" office:value-type="float" office:value="0.00771197818227316" calcext:value-type="float">
            <text:p>0,007711978182273</text:p>
          </table:table-cell>
          <table:table-cell table:formula="of:=2* PI() * [.I14]*[.F14]" office:value-type="float" office:value="0.0212610158773686" calcext:value-type="float">
            <text:p>0,02126101587736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.58" calcext:value-type="float">
            <text:p>24,5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E15]/[.D15]" office:value-type="float" office:value="0.447518307567128" calcext:value-type="float">
            <text:p>0,447518307567128</text:p>
          </table:table-cell>
          <table:table-cell table:style-name="ce2" office:value-type="float" office:value="0.644152211858762" calcext:value-type="float">
            <text:p>0,644152211858762</text:p>
          </table:table-cell>
          <table:table-cell table:style-name="ce2" table:formula="of:=[.G15] / 9.81" office:value-type="float" office:value="0.0656628146645017" calcext:value-type="float">
            <text:p>0,065662814664502</text:p>
          </table:table-cell>
          <table:table-cell table:style-name="ce2" table:formula="of:=[.H15]/(4*PI()^2 *[.F15]^2)" office:value-type="float" office:value="0.00830497147414262" calcext:value-type="float">
            <text:p>0,008304971474143</text:p>
          </table:table-cell>
          <table:table-cell table:formula="of:=2* PI() * [.I15]*[.F15]" office:value-type="float" office:value="0.0233522547669513" calcext:value-type="float">
            <text:p>0,0233522547669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.83" calcext:value-type="float">
            <text:p>26,83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E16]/[.D16]" office:value-type="float" office:value="0.409988818486769" calcext:value-type="float">
            <text:p>0,409988818486769</text:p>
          </table:table-cell>
          <table:table-cell table:style-name="ce2" office:value-type="float" office:value="0.455845933666519" calcext:value-type="float">
            <text:p>0,455845933666519</text:p>
          </table:table-cell>
          <table:table-cell table:style-name="ce2" table:formula="of:=[.G16] / 9.81" office:value-type="float" office:value="0.0464674753992374" calcext:value-type="float">
            <text:p>0,046467475399237</text:p>
          </table:table-cell>
          <table:table-cell table:style-name="ce2" table:formula="of:=[.H16]/(4*PI()^2 *[.F16]^2)" office:value-type="float" office:value="0.00700237421094418" calcext:value-type="float">
            <text:p>0,007002374210944</text:p>
          </table:table-cell>
          <table:table-cell table:formula="of:=2* PI() * [.I16]*[.F16]" office:value-type="float" office:value="0.0180383660951679" calcext:value-type="float">
            <text:p>0,018038366095168</text:p>
          </table:table-cell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.85" calcext:value-type="float">
            <text:p>24,85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E17]/[.D17]" office:value-type="float" office:value="0.442655935613682" calcext:value-type="float">
            <text:p>0,442655935613682</text:p>
          </table:table-cell>
          <table:table-cell table:style-name="ce8" office:value-type="float" office:value="0.457206479791395" calcext:value-type="float">
            <text:p>0,457206479791395</text:p>
          </table:table-cell>
          <table:table-cell table:style-name="ce8" table:formula="of:=[.G17] / 9.81" office:value-type="float" office:value="0.0466061651163502" calcext:value-type="float">
            <text:p>0,04660616511635</text:p>
          </table:table-cell>
          <table:table-cell table:style-name="ce8" table:formula="of:=[.H17]/(4*PI()^2 *[.F17]^2)" office:value-type="float" office:value="0.00602491672488215" calcext:value-type="float">
            <text:p>0,006024916724882</text:p>
          </table:table-cell>
          <table:table-cell table:style-name="ce11" table:formula="of:=2* PI() * [.I17]*[.F17]" office:value-type="float" office:value="0.0167570362442801" calcext:value-type="float">
            <text:p>0,01675703624428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0" table:number-rows-spanned="1">
            <text:p>Elimination des mesures inexploitables</text:p>
          </table:table-cell>
          <table:covered-table-cell table:number-columns-repeated="8"/>
          <table:covered-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umero essais</text:p>
          </table:table-cell>
          <table:table-cell table:style-name="ce7" office:value-type="string" calcext:value-type="string">
            <text:p>angle servo</text:p>
          </table:table-cell>
          <table:table-cell table:style-name="ce7" office:value-type="string" calcext:value-type="string">
            <text:p>Vitesse (%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_moy</text:p>
          </table:table-cell>
          <table:table-cell table:style-name="ce7" office:value-type="string" calcext:value-type="string">
            <text:p>a_moy (m/s²)</text:p>
          </table:table-cell>
          <table:table-cell table:style-name="ce7" office:value-type="string" calcext:value-type="string">
            <text:p>R (m)</text:p>
          </table:table-cell>
          <table:table-cell table:style-name="ce9" office:value-type="string" calcext:value-type="string">
            <text:p>V (m/s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5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.42" calcext:value-type="float">
            <text:p>24,42</text:p>
          </table:table-cell>
          <table:table-cell office:value-type="float" office:value="10" calcext:value-type="float">
            <text:p>10</text:p>
          </table:table-cell>
          <table:table-cell table:formula="of:=[.E23]/[.D23]" office:value-type="float" office:value="0.409500409500409" calcext:value-type="float">
            <text:p>0,409500409500409</text:p>
          </table:table-cell>
          <table:table-cell office:value-type="float" office:value="0.542276654426766" calcext:value-type="float">
            <text:p>0,542276654426766</text:p>
          </table:table-cell>
          <table:table-cell table:formula="of:=[.G23] * 9.81" office:value-type="float" office:value="5.31973397992658" calcext:value-type="float">
            <text:p>5,31973397992658</text:p>
          </table:table-cell>
          <table:table-cell table:formula="of:=[.H23]/(4*PI()^2 *[.F23]^2)" office:value-type="float" office:value="0.803565898293993" calcext:value-type="float">
            <text:p>0,803565898293993</text:p>
          </table:table-cell>
          <table:table-cell table:formula="of:=2* PI() * [.I23]*[.F23]" office:value-type="float" office:value="2.06754850348541" calcext:value-type="float">
            <text:p>2,067548503485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5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.52" calcext:value-type="float">
            <text:p>25,52</text:p>
          </table:table-cell>
          <table:table-cell office:value-type="float" office:value="11" calcext:value-type="float">
            <text:p>11</text:p>
          </table:table-cell>
          <table:table-cell table:formula="of:=[.E24]/[.D24]" office:value-type="float" office:value="0.431034482758621" calcext:value-type="float">
            <text:p>0,431034482758621</text:p>
          </table:table-cell>
          <table:table-cell office:value-type="float" office:value="0.640043950456327" calcext:value-type="float">
            <text:p>0,640043950456327</text:p>
          </table:table-cell>
          <table:table-cell table:formula="of:=[.G24] * 9.81" office:value-type="float" office:value="6.27883115397657" calcext:value-type="float">
            <text:p>6,27883115397657</text:p>
          </table:table-cell>
          <table:table-cell table:formula="of:=[.H24]/(4*PI()^2 *[.F24]^2)" office:value-type="float" office:value="0.856041930095834" calcext:value-type="float">
            <text:p>0,856041930095834</text:p>
          </table:table-cell>
          <table:table-cell table:formula="of:=2* PI() * [.I24]*[.F24]" office:value-type="float" office:value="2.31839227478784" calcext:value-type="float">
            <text:p>2,318392274787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.41" calcext:value-type="float">
            <text:p>25,41</text:p>
          </table:table-cell>
          <table:table-cell office:value-type="float" office:value="10" calcext:value-type="float">
            <text:p>10</text:p>
          </table:table-cell>
          <table:table-cell table:formula="of:=[.E25]/[.D25]" office:value-type="float" office:value="0.393545848091303" calcext:value-type="float">
            <text:p>0,393545848091303</text:p>
          </table:table-cell>
          <table:table-cell office:value-type="float" office:value="0.449663278542868" calcext:value-type="float">
            <text:p>0,449663278542868</text:p>
          </table:table-cell>
          <table:table-cell table:formula="of:=[.G25] * 9.81" office:value-type="float" office:value="4.41119676250553" calcext:value-type="float">
            <text:p>4,41119676250553</text:p>
          </table:table-cell>
          <table:table-cell table:formula="of:=[.H25]/(4*PI()^2 *[.F25]^2)" office:value-type="float" office:value="0.721449643933736" calcext:value-type="float">
            <text:p>0,721449643933736</text:p>
          </table:table-cell>
          <table:table-cell table:formula="of:=2* PI() * [.I25]*[.F25]" office:value-type="float" office:value="1.78394403881716" calcext:value-type="float">
            <text:p>1,783944038817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16.5" calcext:value-type="float">
            <text:p>16,5</text:p>
          </table:table-cell>
          <table:table-cell office:value-type="float" office:value="15.72" calcext:value-type="float">
            <text:p>15,72</text:p>
          </table:table-cell>
          <table:table-cell office:value-type="float" office:value="4" calcext:value-type="float">
            <text:p>4</text:p>
          </table:table-cell>
          <table:table-cell table:formula="of:=[.E26]/[.D26]" office:value-type="float" office:value="0.254452926208651" calcext:value-type="float">
            <text:p>0,254452926208651</text:p>
          </table:table-cell>
          <table:table-cell office:value-type="float" office:value="0.126972467060428" calcext:value-type="float">
            <text:p>0,126972467060428</text:p>
          </table:table-cell>
          <table:table-cell table:formula="of:=[.G26] * 9.81" office:value-type="float" office:value="1.2455999018628" calcext:value-type="float">
            <text:p>1,2455999018628</text:p>
          </table:table-cell>
          <table:table-cell table:formula="of:=[.H26]/(4*PI()^2 *[.F26]^2)" office:value-type="float" office:value="0.487308435638953" calcext:value-type="float">
            <text:p>0,487308435638953</text:p>
          </table:table-cell>
          <table:table-cell table:formula="of:=2* PI() * [.I26]*[.F26]" office:value-type="float" office:value="0.779096489280239" calcext:value-type="float">
            <text:p>0,77909648928023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.1514" calcext:value-type="float">
            <text:p>17,1514</text:p>
          </table:table-cell>
          <table:table-cell office:value-type="float" office:value="11" calcext:value-type="float">
            <text:p>11</text:p>
          </table:table-cell>
          <table:table-cell table:formula="of:=[.E27]/[.D27]" office:value-type="float" office:value="0.641347062047413" calcext:value-type="float">
            <text:p>0,641347062047413</text:p>
          </table:table-cell>
          <table:table-cell office:value-type="float" office:value="0.59823511627908" calcext:value-type="float">
            <text:p>0,59823511627908</text:p>
          </table:table-cell>
          <table:table-cell table:formula="of:=[.G27] * 9.81" office:value-type="float" office:value="5.86868649069778" calcext:value-type="float">
            <text:p>5,86868649069778</text:p>
          </table:table-cell>
          <table:table-cell table:formula="of:=[.H27]/(4*PI()^2 *[.F27]^2)" office:value-type="float" office:value="0.361405663393652" calcext:value-type="float">
            <text:p>0,361405663393652</text:p>
          </table:table-cell>
          <table:table-cell table:formula="of:=2* PI() * [.I27]*[.F27]" office:value-type="float" office:value="1.45635728254436" calcext:value-type="float">
            <text:p>1,456357282544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5.11" calcext:value-type="float">
            <text:p>25,11</text:p>
          </table:table-cell>
          <table:table-cell office:value-type="float" office:value="11" calcext:value-type="float">
            <text:p>11</text:p>
          </table:table-cell>
          <table:table-cell table:formula="of:=[.E28]/[.D28]" office:value-type="float" office:value="0.438072481083234" calcext:value-type="float">
            <text:p>0,438072481083234</text:p>
          </table:table-cell>
          <table:table-cell office:value-type="float" office:value="0.625470228478176" calcext:value-type="float">
            <text:p>0,625470228478176</text:p>
          </table:table-cell>
          <table:table-cell table:formula="of:=[.G28] * 9.81" office:value-type="float" office:value="6.13586294137091" calcext:value-type="float">
            <text:p>6,13586294137091</text:p>
          </table:table-cell>
          <table:table-cell table:formula="of:=[.H28]/(4*PI()^2 *[.F28]^2)" office:value-type="float" office:value="0.809886143265916" calcext:value-type="float">
            <text:p>0,809886143265916</text:p>
          </table:table-cell>
          <table:table-cell table:formula="of:=2* PI() * [.I28]*[.F28]" office:value-type="float" office:value="2.22920397747607" calcext:value-type="float">
            <text:p>2,229203977476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.07" calcext:value-type="float">
            <text:p>25,07</text:p>
          </table:table-cell>
          <table:table-cell office:value-type="float" office:value="11" calcext:value-type="float">
            <text:p>11</text:p>
          </table:table-cell>
          <table:table-cell table:formula="of:=[.E29]/[.D29]" office:value-type="float" office:value="0.438771439968089" calcext:value-type="float">
            <text:p>0,438771439968089</text:p>
          </table:table-cell>
          <table:table-cell office:value-type="float" office:value="0.575004493698392" calcext:value-type="float">
            <text:p>0,575004493698392</text:p>
          </table:table-cell>
          <table:table-cell table:formula="of:=[.G29] * 9.81" office:value-type="float" office:value="5.64079408318123" calcext:value-type="float">
            <text:p>5,64079408318123</text:p>
          </table:table-cell>
          <table:table-cell table:formula="of:=[.H29]/(4*PI()^2 *[.F29]^2)" office:value-type="float" office:value="0.742170703547057" calcext:value-type="float">
            <text:p>0,742170703547057</text:p>
          </table:table-cell>
          <table:table-cell table:formula="of:=2* PI() * [.I29]*[.F29]" office:value-type="float" office:value="2.04607725007603" calcext:value-type="float">
            <text:p>2,0460772500760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4.58" calcext:value-type="float">
            <text:p>24,58</text:p>
          </table:table-cell>
          <table:table-cell office:value-type="float" office:value="11" calcext:value-type="float">
            <text:p>11</text:p>
          </table:table-cell>
          <table:table-cell table:formula="of:=[.E30]/[.D30]" office:value-type="float" office:value="0.447518307567128" calcext:value-type="float">
            <text:p>0,447518307567128</text:p>
          </table:table-cell>
          <table:table-cell office:value-type="float" office:value="0.644152211858762" calcext:value-type="float">
            <text:p>0,644152211858762</text:p>
          </table:table-cell>
          <table:table-cell table:formula="of:=[.G30] * 9.81" office:value-type="float" office:value="6.31913319833446" calcext:value-type="float">
            <text:p>6,31913319833446</text:p>
          </table:table-cell>
          <table:table-cell table:formula="of:=[.H30]/(4*PI()^2 *[.F30]^2)" office:value-type="float" office:value="0.799238065282736" calcext:value-type="float">
            <text:p>0,799238065282736</text:p>
          </table:table-cell>
          <table:table-cell table:formula="of:=2* PI() * [.I30]*[.F30]" office:value-type="float" office:value="2.2473299249778" calcext:value-type="float">
            <text:p>2,247329924977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.83" calcext:value-type="float">
            <text:p>26,83</text:p>
          </table:table-cell>
          <table:table-cell office:value-type="float" office:value="11" calcext:value-type="float">
            <text:p>11</text:p>
          </table:table-cell>
          <table:table-cell table:formula="of:=[.E31]/[.D31]" office:value-type="float" office:value="0.409988818486769" calcext:value-type="float">
            <text:p>0,409988818486769</text:p>
          </table:table-cell>
          <table:table-cell office:value-type="float" office:value="0.455845933666519" calcext:value-type="float">
            <text:p>0,455845933666519</text:p>
          </table:table-cell>
          <table:table-cell table:formula="of:=[.G31] * 9.81" office:value-type="float" office:value="4.47184860926855" calcext:value-type="float">
            <text:p>4,47184860926855</text:p>
          </table:table-cell>
          <table:table-cell table:formula="of:=[.H31]/(4*PI()^2 *[.F31]^2)" office:value-type="float" office:value="0.673881184801845" calcext:value-type="float">
            <text:p>0,673881184801845</text:p>
          </table:table-cell>
          <table:table-cell table:formula="of:=2* PI() * [.I31]*[.F31]" office:value-type="float" office:value="1.73594200337119" calcext:value-type="float">
            <text:p>1,73594200337119</text:p>
          </table:table-cell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.85" calcext:value-type="float">
            <text:p>24,85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E32]/[.D32]" office:value-type="float" office:value="0.442655935613682" calcext:value-type="float">
            <text:p>0,442655935613682</text:p>
          </table:table-cell>
          <table:table-cell table:style-name="ce8" office:value-type="float" office:value="0.457206479791395" calcext:value-type="float">
            <text:p>0,457206479791395</text:p>
          </table:table-cell>
          <table:table-cell table:formula="of:=[.G32] * 9.81" office:value-type="float" office:value="4.48519556675359" calcext:value-type="float">
            <text:p>4,48519556675359</text:p>
          </table:table-cell>
          <table:table-cell table:style-name="ce8" table:formula="of:=[.H32]/(4*PI()^2 *[.F32]^2)" office:value-type="float" office:value="0.579814488427431" calcext:value-type="float">
            <text:p>0,579814488427431</text:p>
          </table:table-cell>
          <table:table-cell table:style-name="ce11" table:formula="of:=2* PI() * [.I32]*[.F32]" office:value-type="float" office:value="1.61263181570816" calcext:value-type="float">
            <text:p>1,61263181570816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0" table:number-rows-spanned="1">
            <text:p>Tri par Angle servo</text:p>
          </table:table-cell>
          <table:covered-table-cell table:number-columns-repeated="8"/>
          <table:covered-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umero essais</text:p>
          </table:table-cell>
          <table:table-cell table:style-name="ce7" office:value-type="string" calcext:value-type="string">
            <text:p>angle servo</text:p>
          </table:table-cell>
          <table:table-cell table:style-name="ce7" office:value-type="string" calcext:value-type="string">
            <text:p>Vitesse (%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_moy</text:p>
          </table:table-cell>
          <table:table-cell table:style-name="ce7" office:value-type="string" calcext:value-type="string">
            <text:p>a_moy (m/s²)</text:p>
          </table:table-cell>
          <table:table-cell table:style-name="ce7" office:value-type="string" calcext:value-type="string">
            <text:p>Rayon de courbure (m)</text:p>
          </table:table-cell>
          <table:table-cell table:style-name="ce9" office:value-type="string" calcext:value-type="string">
            <text:p>Vitesse effective (m/s)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.85" calcext:value-type="float">
            <text:p>24,85</text:p>
          </table:table-cell>
          <table:table-cell office:value-type="float" office:value="11" calcext:value-type="float">
            <text:p>11</text:p>
          </table:table-cell>
          <table:table-cell table:formula="of:=[.E38]/[.D38]" office:value-type="float" office:value="0.442655935613682" calcext:value-type="float">
            <text:p>0,442655935613682</text:p>
          </table:table-cell>
          <table:table-cell office:value-type="float" office:value="0.457206479791395" calcext:value-type="float">
            <text:p>0,457206479791395</text:p>
          </table:table-cell>
          <table:table-cell table:formula="of:=[.G38] * 9.81" office:value-type="float" office:value="4.48519556675359" calcext:value-type="float">
            <text:p>4,48519556675359</text:p>
          </table:table-cell>
          <table:table-cell table:formula="of:=[.H38]/(4*PI()^2 *[.F38]^2)" office:value-type="float" office:value="0.579814488427431" calcext:value-type="float">
            <text:p>0,579814488427431</text:p>
          </table:table-cell>
          <table:table-cell table:formula="of:=2* PI() * [.I38]*[.F38]" office:value-type="float" office:value="1.61263181570816" calcext:value-type="float">
            <text:p>1,612631815708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.83" calcext:value-type="float">
            <text:p>26,83</text:p>
          </table:table-cell>
          <table:table-cell office:value-type="float" office:value="11" calcext:value-type="float">
            <text:p>11</text:p>
          </table:table-cell>
          <table:table-cell table:formula="of:=[.E39]/[.D39]" office:value-type="float" office:value="0.409988818486769" calcext:value-type="float">
            <text:p>0,409988818486769</text:p>
          </table:table-cell>
          <table:table-cell office:value-type="float" office:value="0.455845933666519" calcext:value-type="float">
            <text:p>0,455845933666519</text:p>
          </table:table-cell>
          <table:table-cell table:formula="of:=[.G39] * 9.81" office:value-type="float" office:value="4.47184860926855" calcext:value-type="float">
            <text:p>4,47184860926855</text:p>
          </table:table-cell>
          <table:table-cell table:formula="of:=[.H39]/(4*PI()^2 *[.F39]^2)" office:value-type="float" office:value="0.673881184801845" calcext:value-type="float">
            <text:p>0,673881184801845</text:p>
          </table:table-cell>
          <table:table-cell table:formula="of:=2* PI() * [.I39]*[.F39]" office:value-type="float" office:value="1.73594200337119" calcext:value-type="float">
            <text:p>1,7359420033711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.1514" calcext:value-type="float">
            <text:p>17,1514</text:p>
          </table:table-cell>
          <table:table-cell office:value-type="float" office:value="11" calcext:value-type="float">
            <text:p>11</text:p>
          </table:table-cell>
          <table:table-cell table:formula="of:=[.E40]/[.D40]" office:value-type="float" office:value="0.641347062047413" calcext:value-type="float">
            <text:p>0,641347062047413</text:p>
          </table:table-cell>
          <table:table-cell office:value-type="float" office:value="0.59823511627908" calcext:value-type="float">
            <text:p>0,59823511627908</text:p>
          </table:table-cell>
          <table:table-cell table:formula="of:=[.G40] * 9.81" office:value-type="float" office:value="5.86868649069778" calcext:value-type="float">
            <text:p>5,86868649069778</text:p>
          </table:table-cell>
          <table:table-cell table:formula="of:=[.H40]/(4*PI()^2 *[.F40]^2)" office:value-type="float" office:value="0.361405663393652" calcext:value-type="float">
            <text:p>0,361405663393652</text:p>
          </table:table-cell>
          <table:table-cell table:formula="of:=2* PI() * [.I40]*[.F40]" office:value-type="float" office:value="1.45635728254436" calcext:value-type="float">
            <text:p>1,456357282544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16.5" calcext:value-type="float">
            <text:p>16,5</text:p>
          </table:table-cell>
          <table:table-cell office:value-type="float" office:value="15.72" calcext:value-type="float">
            <text:p>15,72</text:p>
          </table:table-cell>
          <table:table-cell office:value-type="float" office:value="4" calcext:value-type="float">
            <text:p>4</text:p>
          </table:table-cell>
          <table:table-cell table:formula="of:=[.E41]/[.D41]" office:value-type="float" office:value="0.254452926208651" calcext:value-type="float">
            <text:p>0,254452926208651</text:p>
          </table:table-cell>
          <table:table-cell office:value-type="float" office:value="0.126972467060428" calcext:value-type="float">
            <text:p>0,126972467060428</text:p>
          </table:table-cell>
          <table:table-cell table:formula="of:=[.G41] * 9.81" office:value-type="float" office:value="1.2455999018628" calcext:value-type="float">
            <text:p>1,2455999018628</text:p>
          </table:table-cell>
          <table:table-cell table:formula="of:=[.H41]/(4*PI()^2 *[.F41]^2)" office:value-type="float" office:value="0.487308435638953" calcext:value-type="float">
            <text:p>0,487308435638953</text:p>
          </table:table-cell>
          <table:table-cell table:formula="of:=2* PI() * [.I41]*[.F41]" office:value-type="float" office:value="0.779096489280239" calcext:value-type="float">
            <text:p>0,77909648928023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.41" calcext:value-type="float">
            <text:p>25,41</text:p>
          </table:table-cell>
          <table:table-cell office:value-type="float" office:value="10" calcext:value-type="float">
            <text:p>10</text:p>
          </table:table-cell>
          <table:table-cell table:formula="of:=[.E42]/[.D42]" office:value-type="float" office:value="0.393545848091303" calcext:value-type="float">
            <text:p>0,393545848091303</text:p>
          </table:table-cell>
          <table:table-cell office:value-type="float" office:value="0.449663278542868" calcext:value-type="float">
            <text:p>0,449663278542868</text:p>
          </table:table-cell>
          <table:table-cell table:formula="of:=[.G42] * 9.81" office:value-type="float" office:value="4.41119676250553" calcext:value-type="float">
            <text:p>4,41119676250553</text:p>
          </table:table-cell>
          <table:table-cell table:formula="of:=[.H42]/(4*PI()^2 *[.F42]^2)" office:value-type="float" office:value="0.721449643933736" calcext:value-type="float">
            <text:p>0,721449643933736</text:p>
          </table:table-cell>
          <table:table-cell table:formula="of:=2* PI() * [.I42]*[.F42]" office:value-type="float" office:value="1.78394403881716" calcext:value-type="float">
            <text:p>1,783944038817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.07" calcext:value-type="float">
            <text:p>25,07</text:p>
          </table:table-cell>
          <table:table-cell office:value-type="float" office:value="11" calcext:value-type="float">
            <text:p>11</text:p>
          </table:table-cell>
          <table:table-cell table:formula="of:=[.E43]/[.D43]" office:value-type="float" office:value="0.438771439968089" calcext:value-type="float">
            <text:p>0,438771439968089</text:p>
          </table:table-cell>
          <table:table-cell office:value-type="float" office:value="0.575004493698392" calcext:value-type="float">
            <text:p>0,575004493698392</text:p>
          </table:table-cell>
          <table:table-cell table:formula="of:=[.G43] * 9.81" office:value-type="float" office:value="5.64079408318123" calcext:value-type="float">
            <text:p>5,64079408318123</text:p>
          </table:table-cell>
          <table:table-cell table:formula="of:=[.H43]/(4*PI()^2 *[.F43]^2)" office:value-type="float" office:value="0.742170703547057" calcext:value-type="float">
            <text:p>0,742170703547057</text:p>
          </table:table-cell>
          <table:table-cell table:formula="of:=2* PI() * [.I43]*[.F43]" office:value-type="float" office:value="2.04607725007603" calcext:value-type="float">
            <text:p>2,0460772500760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4.58" calcext:value-type="float">
            <text:p>24,58</text:p>
          </table:table-cell>
          <table:table-cell office:value-type="float" office:value="11" calcext:value-type="float">
            <text:p>11</text:p>
          </table:table-cell>
          <table:table-cell table:formula="of:=[.E44]/[.D44]" office:value-type="float" office:value="0.447518307567128" calcext:value-type="float">
            <text:p>0,447518307567128</text:p>
          </table:table-cell>
          <table:table-cell office:value-type="float" office:value="0.644152211858762" calcext:value-type="float">
            <text:p>0,644152211858762</text:p>
          </table:table-cell>
          <table:table-cell table:formula="of:=[.G44] * 9.81" office:value-type="float" office:value="6.31913319833446" calcext:value-type="float">
            <text:p>6,31913319833446</text:p>
          </table:table-cell>
          <table:table-cell table:formula="of:=[.H44]/(4*PI()^2 *[.F44]^2)" office:value-type="float" office:value="0.799238065282736" calcext:value-type="float">
            <text:p>0,799238065282736</text:p>
          </table:table-cell>
          <table:table-cell table:formula="of:=2* PI() * [.I44]*[.F44]" office:value-type="float" office:value="2.2473299249778" calcext:value-type="float">
            <text:p>2,24732992497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5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.42" calcext:value-type="float">
            <text:p>24,42</text:p>
          </table:table-cell>
          <table:table-cell office:value-type="float" office:value="10" calcext:value-type="float">
            <text:p>10</text:p>
          </table:table-cell>
          <table:table-cell table:formula="of:=[.E45]/[.D45]" office:value-type="float" office:value="0.409500409500409" calcext:value-type="float">
            <text:p>0,409500409500409</text:p>
          </table:table-cell>
          <table:table-cell office:value-type="float" office:value="0.542276654426766" calcext:value-type="float">
            <text:p>0,542276654426766</text:p>
          </table:table-cell>
          <table:table-cell table:formula="of:=[.G45] * 9.81" office:value-type="float" office:value="5.31973397992658" calcext:value-type="float">
            <text:p>5,31973397992658</text:p>
          </table:table-cell>
          <table:table-cell table:formula="of:=[.H45]/(4*PI()^2 *[.F45]^2)" office:value-type="float" office:value="0.803565898293993" calcext:value-type="float">
            <text:p>0,803565898293993</text:p>
          </table:table-cell>
          <table:table-cell table:formula="of:=2* PI() * [.I45]*[.F45]" office:value-type="float" office:value="2.06754850348541" calcext:value-type="float">
            <text:p>2,067548503485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5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.52" calcext:value-type="float">
            <text:p>25,52</text:p>
          </table:table-cell>
          <table:table-cell office:value-type="float" office:value="11" calcext:value-type="float">
            <text:p>11</text:p>
          </table:table-cell>
          <table:table-cell table:formula="of:=[.E46]/[.D46]" office:value-type="float" office:value="0.431034482758621" calcext:value-type="float">
            <text:p>0,431034482758621</text:p>
          </table:table-cell>
          <table:table-cell office:value-type="float" office:value="0.640043950456327" calcext:value-type="float">
            <text:p>0,640043950456327</text:p>
          </table:table-cell>
          <table:table-cell table:formula="of:=[.G46] * 9.81" office:value-type="float" office:value="6.27883115397657" calcext:value-type="float">
            <text:p>6,27883115397657</text:p>
          </table:table-cell>
          <table:table-cell table:formula="of:=[.H46]/(4*PI()^2 *[.F46]^2)" office:value-type="float" office:value="0.856041930095834" calcext:value-type="float">
            <text:p>0,856041930095834</text:p>
          </table:table-cell>
          <table:table-cell table:formula="of:=2* PI() * [.I46]*[.F46]" office:value-type="float" office:value="2.31839227478784" calcext:value-type="float">
            <text:p>2,31839227478784</text:p>
          </table:table-cell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.11" calcext:value-type="float">
            <text:p>25,11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E47]/[.D47]" office:value-type="float" office:value="0.438072481083234" calcext:value-type="float">
            <text:p>0,438072481083234</text:p>
          </table:table-cell>
          <table:table-cell table:style-name="ce8" office:value-type="float" office:value="0.625470228478176" calcext:value-type="float">
            <text:p>0,625470228478176</text:p>
          </table:table-cell>
          <table:table-cell table:formula="of:=[.G47] * 9.81" office:value-type="float" office:value="6.13586294137091" calcext:value-type="float">
            <text:p>6,13586294137091</text:p>
          </table:table-cell>
          <table:table-cell table:style-name="ce8" table:formula="of:=[.H47]/(4*PI()^2 *[.F47]^2)" office:value-type="float" office:value="0.809886143265915" calcext:value-type="float">
            <text:p>0,809886143265915</text:p>
          </table:table-cell>
          <table:table-cell table:style-name="ce11" table:formula="of:=2* PI() * [.I47]*[.F47]" office:value-type="float" office:value="2.22920397747607" calcext:value-type="float">
            <text:p>2,2292039774760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0" table:number-rows-spanned="1">
            <text:p>Tri par commande de vitesse</text:p>
          </table:table-cell>
          <table:covered-table-cell table:number-columns-repeated="8"/>
          <table:covered-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umero essais</text:p>
          </table:table-cell>
          <table:table-cell table:style-name="ce7" office:value-type="string" calcext:value-type="string">
            <text:p>angle servo</text:p>
          </table:table-cell>
          <table:table-cell table:style-name="ce7" office:value-type="string" calcext:value-type="string">
            <text:p>Vitesse (%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_moy</text:p>
          </table:table-cell>
          <table:table-cell table:style-name="ce7" office:value-type="string" calcext:value-type="string">
            <text:p>a_moy (m/s²)</text:p>
          </table:table-cell>
          <table:table-cell table:style-name="ce7" office:value-type="string" calcext:value-type="string">
            <text:p>Rayon de courbure (m)</text:p>
          </table:table-cell>
          <table:table-cell table:style-name="ce9" office:value-type="string" calcext:value-type="string">
            <text:p>Vitesse effective (m/s)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16.5" calcext:value-type="float">
            <text:p>16,5</text:p>
          </table:table-cell>
          <table:table-cell office:value-type="float" office:value="15.72" calcext:value-type="float">
            <text:p>15,72</text:p>
          </table:table-cell>
          <table:table-cell office:value-type="float" office:value="4" calcext:value-type="float">
            <text:p>4</text:p>
          </table:table-cell>
          <table:table-cell table:formula="of:=[.E52]/[.D52]" office:value-type="float" office:value="0.254452926208651" calcext:value-type="float">
            <text:p>0,254452926208651</text:p>
          </table:table-cell>
          <table:table-cell office:value-type="float" office:value="0.126972467060428" calcext:value-type="float">
            <text:p>0,126972467060428</text:p>
          </table:table-cell>
          <table:table-cell table:formula="of:=[.G52] * 9.81" office:value-type="float" office:value="1.2455999018628" calcext:value-type="float">
            <text:p>1,2455999018628</text:p>
          </table:table-cell>
          <table:table-cell table:formula="of:=[.H52]/(4*PI()^2 *[.F52]^2)" office:value-type="float" office:value="0.487308435638953" calcext:value-type="float">
            <text:p>0,487308435638953</text:p>
          </table:table-cell>
          <table:table-cell table:formula="of:=2* PI() * [.I52]*[.F52]" office:value-type="float" office:value="0.779096489280239" calcext:value-type="float">
            <text:p>0,7790964892802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.85" calcext:value-type="float">
            <text:p>24,85</text:p>
          </table:table-cell>
          <table:table-cell office:value-type="float" office:value="11" calcext:value-type="float">
            <text:p>11</text:p>
          </table:table-cell>
          <table:table-cell table:formula="of:=[.E53]/[.D53]" office:value-type="float" office:value="0.442655935613682" calcext:value-type="float">
            <text:p>0,442655935613682</text:p>
          </table:table-cell>
          <table:table-cell office:value-type="float" office:value="0.457206479791395" calcext:value-type="float">
            <text:p>0,457206479791395</text:p>
          </table:table-cell>
          <table:table-cell table:formula="of:=[.G53] * 9.81" office:value-type="float" office:value="4.48519556675359" calcext:value-type="float">
            <text:p>4,48519556675359</text:p>
          </table:table-cell>
          <table:table-cell table:formula="of:=[.H53]/(4*PI()^2 *[.F53]^2)" office:value-type="float" office:value="0.579814488427431" calcext:value-type="float">
            <text:p>0,579814488427431</text:p>
          </table:table-cell>
          <table:table-cell table:formula="of:=2* PI() * [.I53]*[.F53]" office:value-type="float" office:value="1.61263181570816" calcext:value-type="float">
            <text:p>1,612631815708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.83" calcext:value-type="float">
            <text:p>26,83</text:p>
          </table:table-cell>
          <table:table-cell office:value-type="float" office:value="11" calcext:value-type="float">
            <text:p>11</text:p>
          </table:table-cell>
          <table:table-cell table:formula="of:=[.E54]/[.D54]" office:value-type="float" office:value="0.409988818486769" calcext:value-type="float">
            <text:p>0,409988818486769</text:p>
          </table:table-cell>
          <table:table-cell office:value-type="float" office:value="0.455845933666519" calcext:value-type="float">
            <text:p>0,455845933666519</text:p>
          </table:table-cell>
          <table:table-cell table:formula="of:=[.G54] * 9.81" office:value-type="float" office:value="4.47184860926855" calcext:value-type="float">
            <text:p>4,47184860926855</text:p>
          </table:table-cell>
          <table:table-cell table:formula="of:=[.H54]/(4*PI()^2 *[.F54]^2)" office:value-type="float" office:value="0.673881184801845" calcext:value-type="float">
            <text:p>0,673881184801845</text:p>
          </table:table-cell>
          <table:table-cell table:formula="of:=2* PI() * [.I54]*[.F54]" office:value-type="float" office:value="1.73594200337119" calcext:value-type="float">
            <text:p>1,735942003371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.41" calcext:value-type="float">
            <text:p>25,41</text:p>
          </table:table-cell>
          <table:table-cell office:value-type="float" office:value="10" calcext:value-type="float">
            <text:p>10</text:p>
          </table:table-cell>
          <table:table-cell table:formula="of:=[.E55]/[.D55]" office:value-type="float" office:value="0.393545848091303" calcext:value-type="float">
            <text:p>0,393545848091303</text:p>
          </table:table-cell>
          <table:table-cell office:value-type="float" office:value="0.449663278542868" calcext:value-type="float">
            <text:p>0,449663278542868</text:p>
          </table:table-cell>
          <table:table-cell table:formula="of:=[.G55] * 9.81" office:value-type="float" office:value="4.41119676250553" calcext:value-type="float">
            <text:p>4,41119676250553</text:p>
          </table:table-cell>
          <table:table-cell table:formula="of:=[.H55]/(4*PI()^2 *[.F55]^2)" office:value-type="float" office:value="0.721449643933736" calcext:value-type="float">
            <text:p>0,721449643933736</text:p>
          </table:table-cell>
          <table:table-cell table:formula="of:=2* PI() * [.I55]*[.F55]" office:value-type="float" office:value="1.78394403881716" calcext:value-type="float">
            <text:p>1,783944038817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5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.42" calcext:value-type="float">
            <text:p>24,42</text:p>
          </table:table-cell>
          <table:table-cell office:value-type="float" office:value="10" calcext:value-type="float">
            <text:p>10</text:p>
          </table:table-cell>
          <table:table-cell table:formula="of:=[.E56]/[.D56]" office:value-type="float" office:value="0.409500409500409" calcext:value-type="float">
            <text:p>0,409500409500409</text:p>
          </table:table-cell>
          <table:table-cell office:value-type="float" office:value="0.542276654426766" calcext:value-type="float">
            <text:p>0,542276654426766</text:p>
          </table:table-cell>
          <table:table-cell table:formula="of:=[.G56] * 9.81" office:value-type="float" office:value="5.31973397992658" calcext:value-type="float">
            <text:p>5,31973397992658</text:p>
          </table:table-cell>
          <table:table-cell table:formula="of:=[.H56]/(4*PI()^2 *[.F56]^2)" office:value-type="float" office:value="0.803565898293993" calcext:value-type="float">
            <text:p>0,803565898293993</text:p>
          </table:table-cell>
          <table:table-cell table:formula="of:=2* PI() * [.I56]*[.F56]" office:value-type="float" office:value="2.06754850348541" calcext:value-type="float">
            <text:p>2,067548503485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.1514" calcext:value-type="float">
            <text:p>17,1514</text:p>
          </table:table-cell>
          <table:table-cell office:value-type="float" office:value="11" calcext:value-type="float">
            <text:p>11</text:p>
          </table:table-cell>
          <table:table-cell table:formula="of:=[.E57]/[.D57]" office:value-type="float" office:value="0.641347062047413" calcext:value-type="float">
            <text:p>0,641347062047413</text:p>
          </table:table-cell>
          <table:table-cell office:value-type="float" office:value="0.59823511627908" calcext:value-type="float">
            <text:p>0,59823511627908</text:p>
          </table:table-cell>
          <table:table-cell table:formula="of:=[.G57] * 9.81" office:value-type="float" office:value="5.86868649069778" calcext:value-type="float">
            <text:p>5,86868649069778</text:p>
          </table:table-cell>
          <table:table-cell table:formula="of:=[.H57]/(4*PI()^2 *[.F57]^2)" office:value-type="float" office:value="0.361405663393652" calcext:value-type="float">
            <text:p>0,361405663393652</text:p>
          </table:table-cell>
          <table:table-cell table:formula="of:=2* PI() * [.I57]*[.F57]" office:value-type="float" office:value="1.45635728254436" calcext:value-type="float">
            <text:p>1,456357282544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.07" calcext:value-type="float">
            <text:p>25,07</text:p>
          </table:table-cell>
          <table:table-cell office:value-type="float" office:value="11" calcext:value-type="float">
            <text:p>11</text:p>
          </table:table-cell>
          <table:table-cell table:formula="of:=[.E58]/[.D58]" office:value-type="float" office:value="0.438771439968089" calcext:value-type="float">
            <text:p>0,438771439968089</text:p>
          </table:table-cell>
          <table:table-cell office:value-type="float" office:value="0.575004493698392" calcext:value-type="float">
            <text:p>0,575004493698392</text:p>
          </table:table-cell>
          <table:table-cell table:formula="of:=[.G58] * 9.81" office:value-type="float" office:value="5.64079408318123" calcext:value-type="float">
            <text:p>5,64079408318123</text:p>
          </table:table-cell>
          <table:table-cell table:formula="of:=[.H58]/(4*PI()^2 *[.F58]^2)" office:value-type="float" office:value="0.742170703547057" calcext:value-type="float">
            <text:p>0,742170703547057</text:p>
          </table:table-cell>
          <table:table-cell table:formula="of:=2* PI() * [.I58]*[.F58]" office:value-type="float" office:value="2.04607725007603" calcext:value-type="float">
            <text:p>2,046077250076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5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.52" calcext:value-type="float">
            <text:p>25,52</text:p>
          </table:table-cell>
          <table:table-cell office:value-type="float" office:value="11" calcext:value-type="float">
            <text:p>11</text:p>
          </table:table-cell>
          <table:table-cell table:formula="of:=[.E59]/[.D59]" office:value-type="float" office:value="0.431034482758621" calcext:value-type="float">
            <text:p>0,431034482758621</text:p>
          </table:table-cell>
          <table:table-cell office:value-type="float" office:value="0.640043950456327" calcext:value-type="float">
            <text:p>0,640043950456327</text:p>
          </table:table-cell>
          <table:table-cell table:formula="of:=[.G59] * 9.81" office:value-type="float" office:value="6.27883115397657" calcext:value-type="float">
            <text:p>6,27883115397657</text:p>
          </table:table-cell>
          <table:table-cell table:formula="of:=[.H59]/(4*PI()^2 *[.F59]^2)" office:value-type="float" office:value="0.856041930095834" calcext:value-type="float">
            <text:p>0,856041930095834</text:p>
          </table:table-cell>
          <table:table-cell table:formula="of:=2* PI() * [.I59]*[.F59]" office:value-type="float" office:value="2.31839227478784" calcext:value-type="float">
            <text:p>2,318392274787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4.58" calcext:value-type="float">
            <text:p>24,58</text:p>
          </table:table-cell>
          <table:table-cell office:value-type="float" office:value="11" calcext:value-type="float">
            <text:p>11</text:p>
          </table:table-cell>
          <table:table-cell table:formula="of:=[.E60]/[.D60]" office:value-type="float" office:value="0.447518307567128" calcext:value-type="float">
            <text:p>0,447518307567128</text:p>
          </table:table-cell>
          <table:table-cell office:value-type="float" office:value="0.644152211858762" calcext:value-type="float">
            <text:p>0,644152211858762</text:p>
          </table:table-cell>
          <table:table-cell table:formula="of:=[.G60] * 9.81" office:value-type="float" office:value="6.31913319833446" calcext:value-type="float">
            <text:p>6,31913319833446</text:p>
          </table:table-cell>
          <table:table-cell table:formula="of:=[.H60]/(4*PI()^2 *[.F60]^2)" office:value-type="float" office:value="0.799238065282736" calcext:value-type="float">
            <text:p>0,799238065282736</text:p>
          </table:table-cell>
          <table:table-cell table:formula="of:=2* PI() * [.I60]*[.F60]" office:value-type="float" office:value="2.2473299249778" calcext:value-type="float">
            <text:p>2,2473299249778</text:p>
          </table:table-cell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.11" calcext:value-type="float">
            <text:p>25,11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E61]/[.D61]" office:value-type="float" office:value="0.438072481083234" calcext:value-type="float">
            <text:p>0,438072481083234</text:p>
          </table:table-cell>
          <table:table-cell table:style-name="ce8" office:value-type="float" office:value="0.625470228478176" calcext:value-type="float">
            <text:p>0,625470228478176</text:p>
          </table:table-cell>
          <table:table-cell table:formula="of:=[.G61] * 9.81" office:value-type="float" office:value="6.13586294137091" calcext:value-type="float">
            <text:p>6,13586294137091</text:p>
          </table:table-cell>
          <table:table-cell table:style-name="ce8" table:formula="of:=[.H61]/(4*PI()^2 *[.F61]^2)" office:value-type="float" office:value="0.809886143265915" calcext:value-type="float">
            <text:p>0,809886143265915</text:p>
          </table:table-cell>
          <table:table-cell table:style-name="ce11" table:formula="of:=2* PI() * [.I61]*[.F61]" office:value-type="float" office:value="2.22920397747607" calcext:value-type="float">
            <text:p>2,2292039774760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0" table:number-rows-spanned="1">
            <text:p>Figures</text:p>
          </table:table-cell>
          <table:covered-table-cell table:number-columns-repeated="8"/>
          <table:covered-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34:Feuille1.I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4:08:32.9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4:20:31.082000000</meta:creation-date>
    <dc:date>2021-04-02T14:21:38.902000000</dc:date>
    <meta:editing-duration>PT1H15M3S</meta:editing-duration>
    <meta:editing-cycles>5</meta:editing-cycles>
    <meta:generator>LibreOffice/7.1.0.3$Windows_X86_64 LibreOffice_project/f6099ecf3d29644b5008cc8f48f42f4a40986e4c</meta:generator>
    <meta:document-statistic meta:table-count="1" meta:cell-count="486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85cm" svg:height="9.014cm" xlink:href=".." xlink:type="simple" chart:class="chart:scatter" chart:style-name="ch1">
        <chart:title svg:x="1.746cm" svg:y="0.315cm" chart:style-name="ch2">
          <text:p>Rayons de courbure et vitesse de la voiture pour  un angle servo de 25°</text:p>
        </chart:title>
        <chart:legend chart:legend-position="end" svg:x="7.28cm" svg:y="1.829cm" style:legend-expansion="custom" svg:width="4.196cm" svg:height="1.08cm" style:legend-expansion-aspect-ratio="3.88518518518519" chart:style-name="ch3"/>
        <chart:plot-area chart:style-name="ch4" table:cell-range-address="Feuille1.C39:Feuille1.C40 Feuille1.I37:Feuille1.J37 Feuille1.I39:Feuille1.J40" chart:data-source-has-labels="row" svg:x="1.662cm" svg:y="1.829cm" svg:width="10.56cm" svg:height="6.038cm">
          <chart:coordinate-region svg:x="2.407cm" svg:y="2.024cm" svg:width="9.069cm" svg:height="5.204cm"/>
          <chart:axis chart:dimension="x" chart:name="primary-x" chart:style-name="ch5">
            <chart:title svg:x="5.015cm" svg:y="8.048cm" chart:style-name="ch6">
              <text:p>Commande de vitesse (%)</text:p>
            </chart:title>
          </chart:axis>
          <chart:axis chart:dimension="y" chart:name="primary-y" chart:style-name="ch7">
            <chart:title svg:x="0.838cm" svg:y="6.537cm" chart:style-name="ch8">
              <text:p>Rayon de courbure (m)</text:p>
            </chart:title>
            <chart:grid chart:style-name="ch9" chart:class="major"/>
          </chart:axis>
          <chart:axis chart:dimension="y" chart:name="secondary-y" chart:style-name="ch10">
            <chart:title svg:x="12.504cm" svg:y="7.375cm" chart:style-name="ch8">
              <text:p>Vitesse effective de la voiture (m/s)</text:p>
            </chart:title>
          </chart:axis>
          <chart:series chart:attached-axis="primary-y" chart:style-name="ch11" chart:values-cell-range-address="Feuille1.I39:Feuille1.I40" chart:label-cell-address="Feuille1.I37:Feuille1.I37" chart:class="chart:scatter">
            <chart:domain table:cell-range-address="Feuille1.C39:Feuille1.C40"/>
            <chart:data-point chart:repeated="2"/>
          </chart:series>
          <chart:series chart:attached-axis="primary-y" chart:style-name="ch12" chart:values-cell-range-address="Feuille1.J39:Feuille1.J40" chart:label-cell-address="Feuille1.J37:Feuille1.J37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Rayon de courbure (m)</text:p>
                <draw:g>
                  <svg:desc>Feuille1.I37:Feuille1.I37</svg:desc>
                </draw:g>
              </table:table-cell>
              <table:table-cell office:value-type="string">
                <text:p>Vitesse effective (m/s)</text:p>
                <draw:g>
                  <svg:desc>Feuille1.J37:Feuille1.J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Feuille1.C39:Feuille1.C40</svg:desc>
                </draw:g>
              </table:table-cell>
              <table:table-cell office:value-type="float" office:value="0.673881184801845">
                <text:p>0.673881184801845</text:p>
                <draw:g>
                  <svg:desc>Feuille1.I39:Feuille1.I40</svg:desc>
                </draw:g>
              </table:table-cell>
              <table:table-cell office:value-type="float" office:value="1.73594200337119">
                <text:p>1.73594200337119</text:p>
                <draw:g>
                  <svg:desc>Feuille1.J39:Feuille1.J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361405663393652">
                <text:p>0.361405663393652</text:p>
              </table:table-cell>
              <table:table-cell office:value-type="float" office:value="1.45635728254436">
                <text:p>1.45635728254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85cm" svg:height="9.014cm" xlink:href=".." xlink:type="simple" chart:class="chart:scatter" chart:style-name="ch1">
        <chart:title svg:x="1.746cm" svg:y="0.315cm" chart:style-name="ch2">
          <text:p>Rayons de courbure et vitesse de la voiture pour  un angle servo de 35°</text:p>
        </chart:title>
        <chart:legend chart:legend-position="end" svg:x="2.402cm" svg:y="1.952cm" style:legend-expansion="custom" svg:width="4.196cm" svg:height="1.08cm" style:legend-expansion-aspect-ratio="3.88518518518519" chart:style-name="ch3"/>
        <chart:plot-area chart:style-name="ch4" table:cell-range-address="Feuille1.C45:Feuille1.C47 Feuille1.I37:Feuille1.J37 Feuille1.I45:Feuille1.J47" chart:data-source-has-labels="row" svg:x="1.662cm" svg:y="1.829cm" svg:width="10.56cm" svg:height="6.038cm">
          <chart:coordinate-region svg:x="2.407cm" svg:y="2.024cm" svg:width="9.069cm" svg:height="5.204cm"/>
          <chart:axis chart:dimension="x" chart:name="primary-x" chart:style-name="ch5">
            <chart:title svg:x="5.015cm" svg:y="8.048cm" chart:style-name="ch6">
              <text:p>Commande de vitesse (%)</text:p>
            </chart:title>
          </chart:axis>
          <chart:axis chart:dimension="y" chart:name="primary-y" chart:style-name="ch7">
            <chart:title svg:x="0.838cm" svg:y="6.537cm" chart:style-name="ch8">
              <text:p>Rayon de courbure (m)</text:p>
            </chart:title>
            <chart:grid chart:style-name="ch9" chart:class="major"/>
          </chart:axis>
          <chart:axis chart:dimension="y" chart:name="secondary-y" chart:style-name="ch10">
            <chart:title svg:x="12.504cm" svg:y="7.375cm" chart:style-name="ch8">
              <text:p>Vitesse effective de la voiture (m/s)</text:p>
            </chart:title>
          </chart:axis>
          <chart:series chart:attached-axis="primary-y" chart:style-name="ch11" chart:values-cell-range-address="Feuille1.I45:Feuille1.I47" chart:label-cell-address="Feuille1.I37:Feuille1.I37" chart:class="chart:scatter">
            <chart:domain table:cell-range-address="Feuille1.C45:Feuille1.C47"/>
            <chart:data-point chart:repeated="3"/>
          </chart:series>
          <chart:series chart:attached-axis="primary-y" chart:style-name="ch12" chart:values-cell-range-address="Feuille1.J45:Feuille1.J47" chart:label-cell-address="Feuille1.J37:Feuille1.J37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Rayon de courbure (m)</text:p>
                <draw:g>
                  <svg:desc>Feuille1.I37:Feuille1.I37</svg:desc>
                </draw:g>
              </table:table-cell>
              <table:table-cell office:value-type="string">
                <text:p>Vitesse effective (m/s)</text:p>
                <draw:g>
                  <svg:desc>Feuille1.J37:Feuille1.J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Feuille1.C45:Feuille1.C47</svg:desc>
                </draw:g>
              </table:table-cell>
              <table:table-cell office:value-type="float" office:value="0.803565898293993">
                <text:p>0.803565898293993</text:p>
                <draw:g>
                  <svg:desc>Feuille1.I45:Feuille1.I47</svg:desc>
                </draw:g>
              </table:table-cell>
              <table:table-cell office:value-type="float" office:value="2.06754850348541">
                <text:p>2.06754850348541</text:p>
                <draw:g>
                  <svg:desc>Feuille1.J45:Feuille1.J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856041930095834">
                <text:p>0.856041930095834</text:p>
              </table:table-cell>
              <table:table-cell office:value-type="float" office:value="2.31839227478784">
                <text:p>2.31839227478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.809886143265915">
                <text:p>0.809886143265915</text:p>
              </table:table-cell>
              <table:table-cell office:value-type="float" office:value="2.22920397747607">
                <text:p>2.229203977476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85cm" svg:height="9.014cm" xlink:href=".." xlink:type="simple" chart:class="chart:scatter" chart:style-name="ch1">
        <chart:title svg:x="1.746cm" svg:y="0.315cm" chart:style-name="ch2">
          <text:p>Rayons de courbure et vitesse de la voiture pour  un angle servo de 30°</text:p>
        </chart:title>
        <chart:legend chart:legend-position="end" svg:x="2.402cm" svg:y="1.952cm" style:legend-expansion="custom" svg:width="4.196cm" svg:height="1.08cm" style:legend-expansion-aspect-ratio="3.88518518518519" chart:style-name="ch3"/>
        <chart:plot-area chart:style-name="ch4" table:cell-range-address="Feuille1.C41:Feuille1.C44 Feuille1.I37:Feuille1.J37 Feuille1.I41:Feuille1.J44" chart:data-source-has-labels="row" svg:x="1.662cm" svg:y="1.829cm" svg:width="10.56cm" svg:height="6.038cm">
          <chart:coordinate-region svg:x="2.407cm" svg:y="2.024cm" svg:width="9.069cm" svg:height="5.204cm"/>
          <chart:axis chart:dimension="x" chart:name="primary-x" chart:style-name="ch5">
            <chart:title svg:x="5.015cm" svg:y="8.048cm" chart:style-name="ch6">
              <text:p>Commande de vitesse (%)</text:p>
            </chart:title>
          </chart:axis>
          <chart:axis chart:dimension="y" chart:name="primary-y" chart:style-name="ch7">
            <chart:title svg:x="0.838cm" svg:y="6.537cm" chart:style-name="ch8">
              <text:p>Rayon de courbure (m)</text:p>
            </chart:title>
            <chart:grid chart:style-name="ch9" chart:class="major"/>
          </chart:axis>
          <chart:axis chart:dimension="y" chart:name="secondary-y" chart:style-name="ch10">
            <chart:title svg:x="12.504cm" svg:y="7.375cm" chart:style-name="ch8">
              <text:p>Vitesse effective de la voiture (m/s)</text:p>
            </chart:title>
          </chart:axis>
          <chart:series chart:attached-axis="primary-y" chart:style-name="ch11" chart:values-cell-range-address="Feuille1.I41:Feuille1.I44" chart:label-cell-address="Feuille1.I37:Feuille1.I37" chart:class="chart:scatter">
            <chart:domain table:cell-range-address="Feuille1.C41:Feuille1.C44"/>
            <chart:data-point chart:repeated="4"/>
          </chart:series>
          <chart:series chart:attached-axis="primary-y" chart:style-name="ch12" chart:values-cell-range-address="Feuille1.J41:Feuille1.J44" chart:label-cell-address="Feuille1.J37:Feuille1.J3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Rayon de courbure (m)</text:p>
                <draw:g>
                  <svg:desc>Feuille1.I37:Feuille1.I37</svg:desc>
                </draw:g>
              </table:table-cell>
              <table:table-cell office:value-type="string">
                <text:p>Vitesse effective (m/s)</text:p>
                <draw:g>
                  <svg:desc>Feuille1.J37:Feuille1.J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5">
                <text:p>16.5</text:p>
                <draw:g>
                  <svg:desc>Feuille1.C41:Feuille1.C44</svg:desc>
                </draw:g>
              </table:table-cell>
              <table:table-cell office:value-type="float" office:value="0.487308435638953">
                <text:p>0.487308435638953</text:p>
                <draw:g>
                  <svg:desc>Feuille1.I41:Feuille1.I44</svg:desc>
                </draw:g>
              </table:table-cell>
              <table:table-cell office:value-type="float" office:value="0.779096489280239">
                <text:p>0.779096489280239</text:p>
                <draw:g>
                  <svg:desc>Feuille1.J41:Feuille1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721449643933736">
                <text:p>0.721449643933736</text:p>
              </table:table-cell>
              <table:table-cell office:value-type="float" office:value="1.78394403881716">
                <text:p>1.78394403881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742170703547057">
                <text:p>0.742170703547057</text:p>
              </table:table-cell>
              <table:table-cell office:value-type="float" office:value="2.04607725007603">
                <text:p>2.04607725007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799238065282736">
                <text:p>0.799238065282736</text:p>
              </table:table-cell>
              <table:table-cell office:value-type="float" office:value="2.2473299249778">
                <text:p>2.2473299249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4cm" svg:height="9.015cm" xlink:href=".." xlink:type="simple" chart:class="chart:scatter" chart:style-name="ch1">
        <chart:title svg:x="1.904cm" svg:y="0.315cm" chart:style-name="ch2">
          <text:p>Rayon de courbure et vitesse effectives pour une commande de vitesse de 18%</text:p>
        </chart:title>
        <chart:legend chart:legend-position="end" svg:x="2.932cm" svg:y="1.88cm" style:legend-expansion="custom" svg:width="4.586cm" svg:height="1.168cm" style:legend-expansion-aspect-ratio="3.9263698630137" chart:style-name="ch3"/>
        <chart:plot-area chart:style-name="ch4" table:cell-range-address="Feuille1.B57:Feuille1.B59 Feuille1.I51:Feuille1.J51 Feuille1.I57:Feuille1.J59" chart:data-source-has-labels="row" svg:x="2.094cm" svg:y="1.829cm" svg:width="10.869cm" svg:height="6.039cm">
          <chart:coordinate-region svg:x="2.839cm" svg:y="2.024cm" svg:width="9.378cm" svg:height="5.205cm"/>
          <chart:axis chart:dimension="x" chart:name="primary-x" chart:style-name="ch5">
            <chart:title svg:x="4.957cm" svg:y="8.049cm" chart:style-name="ch6">
              <text:p>Commande d'angle au servomoteur</text:p>
            </chart:title>
          </chart:axis>
          <chart:axis chart:dimension="y" chart:name="primary-y" chart:style-name="ch5">
            <chart:title svg:x="1.254cm" svg:y="6.537cm" chart:style-name="ch7">
              <text:p>Rayon de courbure (m)</text:p>
            </chart:title>
            <chart:grid chart:style-name="ch8" chart:class="major"/>
          </chart:axis>
          <chart:axis chart:dimension="y" chart:name="secondary-y" chart:style-name="ch9">
            <chart:title svg:x="13.261cm" svg:y="5.831cm" chart:style-name="ch7">
              <text:p>Vitesse (m/s)</text:p>
            </chart:title>
          </chart:axis>
          <chart:series chart:attached-axis="primary-y" chart:style-name="ch10" chart:values-cell-range-address="Feuille1.I57:Feuille1.I59" chart:label-cell-address="Feuille1.I51:Feuille1.I51" chart:class="chart:scatter">
            <chart:domain table:cell-range-address="Feuille1.B57:Feuille1.B59"/>
            <chart:data-point chart:repeated="3"/>
          </chart:series>
          <chart:series chart:attached-axis="primary-y" chart:style-name="ch11" chart:values-cell-range-address="Feuille1.J57:Feuille1.J59" chart:label-cell-address="Feuille1.J51:Feuille1.J5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yon de courbure (m)</text:p>
                <draw:g>
                  <svg:desc>Feuille1.I51:Feuille1.I51</svg:desc>
                </draw:g>
              </table:table-cell>
              <table:table-cell office:value-type="string">
                <text:p>Vitesse effective (m/s)</text:p>
                <draw:g>
                  <svg:desc>Feuille1.J51:Feuille1.J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Feuille1.B57:Feuille1.B59</svg:desc>
                </draw:g>
              </table:table-cell>
              <table:table-cell office:value-type="float" office:value="0.361405663393652">
                <text:p>0.361405663393652</text:p>
                <draw:g>
                  <svg:desc>Feuille1.I57:Feuille1.I59</svg:desc>
                </draw:g>
              </table:table-cell>
              <table:table-cell office:value-type="float" office:value="1.45635728254436">
                <text:p>1.45635728254436</text:p>
                <draw:g>
                  <svg:desc>Feuille1.J57:Feuille1.J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742170703547057">
                <text:p>0.742170703547057</text:p>
              </table:table-cell>
              <table:table-cell office:value-type="float" office:value="2.04607725007603">
                <text:p>2.04607725007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856041930095834">
                <text:p>0.856041930095834</text:p>
              </table:table-cell>
              <table:table-cell office:value-type="float" office:value="2.31839227478784">
                <text:p>2.31839227478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4cm" svg:height="9.015cm" xlink:href=".." xlink:type="simple" chart:class="chart:scatter" chart:style-name="ch1">
        <chart:title svg:x="1.904cm" svg:y="0.315cm" chart:style-name="ch2">
          <text:p>Rayon de courbure et vitesse effectives pour une commande de vitesse de 17%</text:p>
        </chart:title>
        <chart:legend chart:legend-position="end" svg:x="2.932cm" svg:y="2.023cm" style:legend-expansion="custom" svg:width="4.765cm" svg:height="1.16cm" style:legend-expansion-aspect-ratio="4.10775862068966" chart:style-name="ch3"/>
        <chart:plot-area chart:style-name="ch4" table:cell-range-address="Feuille1.B53:Feuille1.B56 Feuille1.I51:Feuille1.J51 Feuille1.I53:Feuille1.J56" chart:data-source-has-labels="row" svg:x="2.094cm" svg:y="1.829cm" svg:width="10.868cm" svg:height="6.039cm">
          <chart:coordinate-region svg:x="2.839cm" svg:y="2.024cm" svg:width="9.378cm" svg:height="5.205cm"/>
          <chart:axis chart:dimension="x" chart:name="primary-x" chart:style-name="ch5">
            <chart:title svg:x="4.957cm" svg:y="8.049cm" chart:style-name="ch6">
              <text:p>Commande d'angle au servomoteur</text:p>
            </chart:title>
          </chart:axis>
          <chart:axis chart:dimension="y" chart:name="primary-y" chart:style-name="ch5">
            <chart:title svg:x="1.254cm" svg:y="6.537cm" chart:style-name="ch7">
              <text:p>Rayon de courbure (m)</text:p>
            </chart:title>
            <chart:grid chart:style-name="ch8" chart:class="major"/>
          </chart:axis>
          <chart:axis chart:dimension="y" chart:name="secondary-y" chart:style-name="ch9">
            <chart:title svg:x="13.26cm" svg:y="5.831cm" chart:style-name="ch7">
              <text:p>Vitesse (m/s)</text:p>
            </chart:title>
          </chart:axis>
          <chart:series chart:attached-axis="primary-y" chart:style-name="ch10" chart:values-cell-range-address="Feuille1.I53:Feuille1.I56" chart:label-cell-address="Feuille1.I51:Feuille1.I51" chart:class="chart:scatter">
            <chart:domain table:cell-range-address="Feuille1.B53:Feuille1.B56"/>
            <chart:data-point chart:repeated="4"/>
          </chart:series>
          <chart:series chart:attached-axis="primary-y" chart:style-name="ch11" chart:values-cell-range-address="Feuille1.J53:Feuille1.J56" chart:label-cell-address="Feuille1.J51:Feuille1.J5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yon de courbure (m)</text:p>
                <draw:g>
                  <svg:desc>Feuille1.I51:Feuille1.I51</svg:desc>
                </draw:g>
              </table:table-cell>
              <table:table-cell office:value-type="string">
                <text:p>Vitesse effective (m/s)</text:p>
                <draw:g>
                  <svg:desc>Feuille1.J51:Feuille1.J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Feuille1.B53:Feuille1.B56</svg:desc>
                </draw:g>
              </table:table-cell>
              <table:table-cell office:value-type="float" office:value="0.579814488427431">
                <text:p>0.579814488427431</text:p>
                <draw:g>
                  <svg:desc>Feuille1.I53:Feuille1.I56</svg:desc>
                </draw:g>
              </table:table-cell>
              <table:table-cell office:value-type="float" office:value="1.61263181570816">
                <text:p>1.61263181570816</text:p>
                <draw:g>
                  <svg:desc>Feuille1.J53:Feuille1.J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673881184801845">
                <text:p>0.673881184801845</text:p>
              </table:table-cell>
              <table:table-cell office:value-type="float" office:value="1.73594200337119">
                <text:p>1.73594200337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721449643933736">
                <text:p>0.721449643933736</text:p>
              </table:table-cell>
              <table:table-cell office:value-type="float" office:value="1.78394403881716">
                <text:p>1.78394403881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803565898293993">
                <text:p>0.803565898293993</text:p>
              </table:table-cell>
              <table:table-cell office:value-type="float" office:value="2.06754850348541">
                <text:p>2.06754850348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4cm" svg:height="9.015cm" xlink:href=".." xlink:type="simple" chart:class="chart:scatter" chart:style-name="ch1">
        <chart:title svg:x="1.904cm" svg:y="0.315cm" chart:style-name="ch2">
          <text:p>Rayon de courbure et vitesse effectives pour une commande de vitesse de 19%</text:p>
        </chart:title>
        <chart:legend chart:legend-position="end" svg:x="7.966cm" svg:y="3.014cm" style:legend-expansion="custom" svg:width="4.251cm" svg:height="1.169cm" style:legend-expansion-aspect-ratio="3.63644140290847" chart:style-name="ch3"/>
        <chart:plot-area chart:style-name="ch4" table:cell-range-address="Feuille1.B60:Feuille1.B61 Feuille1.I51:Feuille1.J51 Feuille1.I60:Feuille1.J61" chart:data-source-has-labels="row" svg:x="2.094cm" svg:y="1.829cm" svg:width="10.869cm" svg:height="6.039cm">
          <chart:coordinate-region svg:x="2.839cm" svg:y="2.024cm" svg:width="9.378cm" svg:height="5.205cm"/>
          <chart:axis chart:dimension="x" chart:name="primary-x" chart:style-name="ch5">
            <chart:title svg:x="4.957cm" svg:y="8.049cm" chart:style-name="ch6">
              <text:p>Commande d'angle au servomoteur</text:p>
            </chart:title>
          </chart:axis>
          <chart:axis chart:dimension="y" chart:name="primary-y" chart:style-name="ch5">
            <chart:title svg:x="1.254cm" svg:y="6.537cm" chart:style-name="ch7">
              <text:p>Rayon de courbure (m)</text:p>
            </chart:title>
            <chart:grid chart:style-name="ch8" chart:class="major"/>
          </chart:axis>
          <chart:axis chart:dimension="y" chart:name="secondary-y" chart:style-name="ch9">
            <chart:title svg:x="13.261cm" svg:y="5.831cm" chart:style-name="ch7">
              <text:p>Vitesse (m/s)</text:p>
            </chart:title>
          </chart:axis>
          <chart:series chart:attached-axis="primary-y" chart:style-name="ch10" chart:values-cell-range-address="Feuille1.I60:Feuille1.I61" chart:label-cell-address="Feuille1.I51:Feuille1.I51" chart:class="chart:scatter">
            <chart:domain table:cell-range-address="Feuille1.B60:Feuille1.B61"/>
            <chart:data-point chart:repeated="2"/>
          </chart:series>
          <chart:series chart:attached-axis="primary-y" chart:style-name="ch11" chart:values-cell-range-address="Feuille1.J60:Feuille1.J61" chart:label-cell-address="Feuille1.J51:Feuille1.J51" chart:class="chart:scatte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yon de courbure (m)</text:p>
                <draw:g>
                  <svg:desc>Feuille1.I51:Feuille1.I51</svg:desc>
                </draw:g>
              </table:table-cell>
              <table:table-cell office:value-type="string">
                <text:p>Vitesse effective (m/s)</text:p>
                <draw:g>
                  <svg:desc>Feuille1.J51:Feuille1.J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B60:Feuille1.B61</svg:desc>
                </draw:g>
              </table:table-cell>
              <table:table-cell office:value-type="float" office:value="0.799238065282736">
                <text:p>0.799238065282736</text:p>
                <draw:g>
                  <svg:desc>Feuille1.I60:Feuille1.I61</svg:desc>
                </draw:g>
              </table:table-cell>
              <table:table-cell office:value-type="float" office:value="2.2473299249778">
                <text:p>2.2473299249778</text:p>
                <draw:g>
                  <svg:desc>Feuille1.J60:Feuille1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809886143265915">
                <text:p>0.809886143265915</text:p>
              </table:table-cell>
              <table:table-cell office:value-type="float" office:value="2.22920397747607">
                <text:p>2.229203977476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